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3.797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19cm" fo:min-width="0.8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2cm" fo:min-width="0.929cm" style:writing-mode="lr-tb"/>
      <style:paragraph-properties style:writing-mode="lr-tb"/>
    </style:style>
    <style:style style:name="gr4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38" draw:marker-end-width="0.3cm" draw:fill="none" draw:textarea-vertical-align="middle"/>
    </style:style>
    <style:style style:name="gr6" style:family="graphic" style:parent-style-name="objectwithoutfill">
      <style:graphic-properties draw:marker-end="Arrowheads_20_39" draw:marker-end-width="0.3cm" draw:fill="none" draw:textarea-vertical-align="middl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19cm" fo:min-width="4.58cm" style:writing-mode="lr-tb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61cm" fo:min-width="2.993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17" style:family="graphic" style:parent-style-name="objectwithoutfill">
      <style:graphic-properties draw:marker-end="Arrowheads_20_40" draw:marker-end-width="0.3cm" draw:fill="none" draw:textarea-vertical-align="middle"/>
    </style:style>
    <style:style style:name="gr18" style:family="graphic" style:parent-style-name="objectwithoutfill">
      <style:graphic-properties draw:marker-end="Arrowheads_20_41" draw:marker-end-width="0.3cm" draw:fill="none" draw:textarea-vertical-align="middle"/>
    </style:style>
    <style:style style:name="gr19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47" draw:marker-end-width="0.3cm" draw:fill="none" draw:textarea-vertical-align="middle"/>
    </style:style>
    <style:style style:name="gr21" style:family="graphic" style:parent-style-name="objectwithoutfill">
      <style:graphic-properties draw:marker-end="Arrowheads_20_49" draw:marker-end-width="0.3cm" draw:fill="none" draw:textarea-vertical-align="middle"/>
    </style:style>
    <style:style style:name="gr22" style:family="graphic" style:parent-style-name="objectwithoutfill">
      <style:graphic-properties draw:marker-end="Arrowheads_20_50" draw:marker-end-width="0.3cm" draw:fill="none" draw:textarea-vertical-align="middle"/>
    </style:style>
    <style:style style:name="gr23" style:family="graphic" style:parent-style-name="objectwithoutfill">
      <style:graphic-properties draw:marker-end="Arrowheads_20_51" draw:marker-end-width="0.3cm" draw:fill="none" draw:textarea-vertical-align="middle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03cm" fo:min-width="2.205cm" style:writing-mode="lr-tb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03cm" fo:min-width="2.205cm" style:writing-mode="lr-tb"/>
      <style:paragraph-properties style:writing-mode="lr-tb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2.291cm" fo:min-width="2.012cm" style:writing-mode="lr-tb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291cm" fo:min-width="2.012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763cm" svg:height="1.27cm" svg:x="7.668cm" svg:y="1.00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0" draw:id="id10" draw:layer="layout" svg:width="4.763cm" svg:height="1.27cm" svg:x="15.237cm" svg:y="27.4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2.611cm" svg:height="2.137cm" svg:x="15.922cm" svg:y="3.308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" draw:id="id1" draw:layer="layout" svg:width="2.857cm" svg:height="2.338cm" svg:x="7.667cm" svg:y="5.762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.524cm" svg:y1="6.931cm" svg:x2="17.228cm" svg:y2="5.445cm" draw:start-shape="id1" draw:start-glue-point="7" draw:end-shape="id2" draw:end-glue-point="6" svg:d="M10524 6931h6704v-1486" svg:viewBox="0 0 6705 1487">
          <text:p text:style-name="P3"/>
          <text:p text:style-name="P3">Y-Level + 1</text:p>
        </draw:connector>
        <draw:connector draw:style-name="gr5" draw:text-style-name="P5" draw:layer="layout" svg:x1="10.05cm" svg:y1="2.273cm" svg:x2="17.228cm" svg:y2="3.308cm" draw:start-shape="id3" draw:start-glue-point="6" draw:end-shape="id2" draw:end-glue-point="4" svg:d="M10050 2273v518h7178v517" svg:viewBox="0 0 7179 1036">
          <text:p/>
        </draw:connector>
        <draw:connector draw:style-name="gr6" draw:text-style-name="P5" draw:layer="layout" svg:x1="15.922cm" svg:y1="4.377cm" svg:x2="9.095cm" svg:y2="5.762cm" draw:start-shape="id2" draw:start-glue-point="5" draw:end-shape="id1" draw:end-glue-point="4" svg:d="M15922 4377h-6827v1385" svg:viewBox="0 0 6828 1386">
          <text:p text:style-name="P1">Y-Level &lt; worldHeight</text:p>
        </draw:connector>
        <draw:custom-shape draw:style-name="gr7" draw:text-style-name="P6" xml:id="id6" draw:id="id6" draw:layer="layout" svg:width="5.08cm" svg:height="1.269cm" svg:x="9.89cm" svg:y="14.335cm">
          <text:p text:style-name="P6"><text:span text:style-name="T1">Assign WOOD b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5.08cm" svg:height="1.27cm" svg:x="9.89cm" svg:y="23.86cm">
          <text:p text:style-name="P6"><text:span text:style-name="T1">Assign AIR b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7" draw:id="id7" draw:layer="layout" svg:width="5.08cm" svg:height="0.953cm" svg:x="9.89cm" svg:y="19.097cm">
          <text:p text:style-name="P6"><text:span text:style-name="T1">Assign STONE b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5" draw:id="id5" draw:layer="layout" svg:width="5.08cm" svg:height="1.27cm" svg:x="9.89cm" svg:y="16.557cm">
          <text:p text:style-name="P6"><text:span text:style-name="T1">Assign LEAVES b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4" draw:id="id4" draw:layer="layout" svg:width="6.985cm" svg:height="5.718cm" svg:x="1.635cm" svg:y="8.302cm">
          <text:p text:style-name="P1">randValue</text:p>
          <text:p text:style-name="P1">match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5" draw:layer="layout" svg:x1="5.128cm" svg:y1="14.02cm" svg:x2="9.89cm" svg:y2="17.192cm" draw:start-shape="id4" draw:start-glue-point="6" draw:end-shape="id5" draw:end-glue-point="5" svg:d="M5128 14020v3172h4762" svg:viewBox="0 0 4763 3173">
          <text:p text:style-name="P1"/>
          <text:p text:style-name="P1"/>
          <text:p text:style-name="P1"/>
          <text:p text:style-name="P1">&lt;35</text:p>
        </draw:connector>
        <draw:connector draw:style-name="gr13" draw:text-style-name="P5" draw:layer="layout" svg:x1="5.128cm" svg:y1="14.02cm" svg:x2="9.89cm" svg:y2="14.97cm" draw:start-shape="id4" draw:start-glue-point="6" draw:end-shape="id6" draw:end-glue-point="5" svg:d="M5128 14020v950h4762" svg:viewBox="0 0 4763 951">
          <text:p text:style-name="P1">&lt;20</text:p>
        </draw:connector>
        <draw:connector draw:style-name="gr14" draw:text-style-name="P5" draw:layer="layout" svg:x1="5.128cm" svg:y1="14.02cm" svg:x2="9.89cm" svg:y2="19.574cm" draw:start-shape="id4" draw:start-glue-point="6" draw:end-shape="id7" draw:end-glue-point="5" svg:d="M5128 14020v5554h4762" svg:viewBox="0 0 4763 5555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&lt;50</text:p>
        </draw:connector>
        <draw:connector draw:style-name="gr15" draw:text-style-name="P5" draw:layer="layout" svg:x1="5.128cm" svg:y1="14.02cm" svg:x2="9.89cm" svg:y2="24.495cm" draw:start-shape="id4" draw:start-glue-point="6" draw:end-shape="id8" draw:end-glue-point="5" svg:d="M5128 14020v10475h4762" svg:viewBox="0 0 4763 10476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EFAULT</text:p>
        </draw:connector>
        <draw:custom-shape draw:style-name="gr16" draw:text-style-name="P6" xml:id="id9" draw:id="id9" draw:layer="layout" svg:width="5.08cm" svg:height="1.27cm" svg:x="9.89cm" svg:y="21.32cm">
          <text:p text:style-name="P6"><text:span text:style-name="T1">Assign IRON_ORE b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5" draw:layer="layout" svg:x1="5.128cm" svg:y1="14.02cm" svg:x2="9.89cm" svg:y2="21.955cm" draw:start-shape="id4" draw:start-glue-point="6" draw:end-shape="id9" draw:end-glue-point="5" svg:d="M5128 14020v7935h4762" svg:viewBox="0 0 4763 7936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&lt;70</text:p>
        </draw:connector>
        <draw:connector draw:style-name="gr17" draw:text-style-name="P5" draw:layer="layout" svg:x1="18.533cm" svg:y1="4.377cm" svg:x2="17.619cm" svg:y2="27.43cm" draw:start-shape="id2" draw:start-glue-point="7" draw:end-shape="id10" draw:end-glue-point="4" svg:d="M18533 4377h501v12061h-1415v10992" svg:viewBox="0 0 1416 23054">
          <text:p/>
        </draw:connector>
        <draw:connector draw:style-name="gr18" draw:text-style-name="P5" draw:layer="layout" svg:x1="7.667cm" svg:y1="6.931cm" svg:x2="5.128cm" svg:y2="8.302cm" draw:start-shape="id1" draw:start-glue-point="5" draw:end-shape="id4" draw:end-glue-point="4" svg:d="M7667 6931h-2539v1371" svg:viewBox="0 0 2540 1372">
          <text:p/>
        </draw:connector>
        <draw:connector draw:style-name="gr19" draw:text-style-name="P5" draw:layer="layout" svg:x1="12.43cm" svg:y1="15.604cm" svg:x2="9.095cm" svg:y2="8.1cm" draw:start-shape="id6" draw:start-glue-point="6" draw:end-shape="id1" draw:end-glue-point="6" svg:d="M12430 15604v501h-3335v-8005" svg:viewBox="0 0 3336 8006">
          <text:p text:style-name="P1">X-Level +1</text:p>
        </draw:connector>
        <draw:connector draw:style-name="gr20" draw:text-style-name="P5" draw:layer="layout" svg:x1="12.43cm" svg:y1="17.827cm" svg:x2="9.095cm" svg:y2="8.1cm" draw:start-shape="id5" draw:start-glue-point="6" draw:end-shape="id1" draw:end-glue-point="6" svg:d="M12430 17827v502h-3335v-10229" svg:viewBox="0 0 3336 10230">
          <text:p/>
        </draw:connector>
        <draw:connector draw:style-name="gr21" draw:text-style-name="P5" draw:layer="layout" svg:x1="12.43cm" svg:y1="20.05cm" svg:x2="9.095cm" svg:y2="8.1cm" draw:start-shape="id7" draw:start-glue-point="6" draw:end-shape="id1" svg:d="M12430 20050v501h-3335v-12451" svg:viewBox="0 0 3336 12452">
          <text:p/>
        </draw:connector>
        <draw:connector draw:style-name="gr22" draw:text-style-name="P5" draw:layer="layout" svg:x1="12.43cm" svg:y1="22.59cm" svg:x2="9.095cm" svg:y2="8.1cm" draw:start-shape="id9" draw:start-glue-point="6" draw:end-shape="id1" draw:end-glue-point="6" svg:d="M12430 22590v502h-3335v-14992" svg:viewBox="0 0 3336 14993">
          <text:p/>
        </draw:connector>
        <draw:connector draw:style-name="gr23" draw:text-style-name="P5" draw:layer="layout" svg:x1="12.43cm" svg:y1="25.13cm" svg:x2="9.095cm" svg:y2="8.1cm" draw:start-shape="id8" draw:start-glue-point="6" draw:end-shape="id1" svg:d="M12430 25130v502h-3335v-17532" svg:viewBox="0 0 3336 17533">
          <text:p/>
        </draw:connector>
        <draw:custom-shape draw:style-name="gr24" draw:text-style-name="P6" xml:id="id11" draw:id="id11" draw:layer="layout" svg:width="4.445cm" svg:height="0.952cm" svg:x="3.857cm" svg:y="5.763cm">
          <text:p text:style-name="P6"><text:span text:style-name="T1">X-Level = 0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12" draw:id="id12" draw:layer="layout" svg:width="4.445cm" svg:height="0.952cm" svg:x="12.112cm" svg:y="3.222cm">
          <text:p text:style-name="P6"><text:span text:style-name="T1">Y-Level = 0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1" draw:layer="layout" svg:x1="7.85cm" svg:y1="6.239cm" svg:x2="8.302cm" svg:y2="6.239cm" draw:start-shape="id11" draw:start-glue-point="9" draw:end-shape="id11" draw:end-glue-point="1" svg:d="M7850 6239h452" svg:viewBox="0 0 453 1">
          <text:p/>
        </draw:connector>
        <draw:connector draw:style-name="gr26" draw:text-style-name="P1" draw:layer="layout" svg:x1="16.105cm" svg:y1="3.698cm" svg:x2="16.557cm" svg:y2="3.698cm" draw:start-shape="id12" draw:start-glue-point="9" draw:end-shape="id12" draw:end-glue-point="1" svg:d="M16105 3698h452" svg:viewBox="0 0 453 1">
          <text:p/>
        </draw:connector>
        <draw:connector draw:style-name="gr26" draw:text-style-name="P1" draw:layer="layout" draw:line-skew="-0.481cm" svg:x1="9.702cm" svg:y1="10.985cm" svg:x2="6.08cm" svg:y2="6.715cm" draw:end-shape="id11" draw:end-glue-point="8" svg:d="M9702 10985v-2365h-3622v-1905" svg:viewBox="0 0 3623 4271">
          <text:p/>
        </draw:connector>
        <draw:connector draw:style-name="gr26" draw:text-style-name="P1" draw:layer="layout" svg:x1="13.848cm" svg:y1="6.282cm" svg:x2="14.335cm" svg:y2="4.174cm" draw:end-shape="id12" draw:end-glue-point="8" svg:d="M13848 6282v-803h487v-1305" svg:viewBox="0 0 488 2109">
          <text:p/>
        </draw:connector>
        <draw:custom-shape draw:style-name="gr27" draw:text-style-name="P6" xml:id="id13" draw:id="id13" draw:layer="layout" svg:width="4.128cm" svg:height="2.54cm" svg:x="1.635cm" svg:y="1.635cm">
          <text:p text:style-name="P6"><text:span text:style-name="T1">Random Integer</text:span></text:p>
          <text:p text:style-name="P6"><text:span text:style-name="T1">(0-99)</text:span></text:p>
          <text:p text:style-name="P6"><text:span text:style-name="T1">→ </text:span><text:span text:style-name="T1">randValu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1" draw:layer="layout" svg:x1="3.699cm" svg:y1="1.635cm" svg:x2="1.635cm" svg:y2="11.161cm" draw:start-shape="id13" draw:start-glue-point="5" draw:end-shape="id4" draw:end-glue-point="5" svg:d="M3699 1635v-501h-2566v10027h502" svg:viewBox="0 0 2567 10028">
          <text:p/>
        </draw:connector>
        <draw:custom-shape draw:style-name="gr28" draw:text-style-name="P6" xml:id="id14" draw:id="id14" draw:layer="layout" svg:width="4.128cm" svg:height="2.54cm" svg:x="14.335cm" svg:y="10.842cm">
          <text:p text:style-name="P6"><text:span text:style-name="T1">Mapped X- and Y-coords</text:span></text:p>
          <text:p text:style-name="P6"><text:span text:style-name="T1">→ </text:span><text:span text:style-name="T1">worl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1" draw:layer="layout" svg:x1="14.97cm" svg:y1="14.97cm" svg:x2="16.399cm" svg:y2="13.382cm" draw:start-shape="id6" draw:start-glue-point="7" draw:end-shape="id14" draw:end-glue-point="8" svg:d="M14970 14970h1429v-1588" svg:viewBox="0 0 1430 1589">
          <text:p/>
        </draw:connector>
        <draw:connector draw:style-name="gr26" draw:text-style-name="P1" draw:layer="layout" svg:x1="14.97cm" svg:y1="17.192cm" svg:x2="16.399cm" svg:y2="13.382cm" draw:start-shape="id5" draw:start-glue-point="7" draw:end-shape="id14" draw:end-glue-point="8" svg:d="M14970 17192h1429v-3810" svg:viewBox="0 0 1430 3811">
          <text:p/>
        </draw:connector>
        <draw:connector draw:style-name="gr26" draw:text-style-name="P1" draw:layer="layout" svg:x1="14.97cm" svg:y1="19.574cm" svg:x2="16.399cm" svg:y2="13.382cm" draw:start-shape="id7" draw:start-glue-point="7" draw:end-shape="id14" draw:end-glue-point="8" svg:d="M14970 19574h1429v-6192" svg:viewBox="0 0 1430 6193">
          <text:p/>
        </draw:connector>
        <draw:connector draw:style-name="gr26" draw:text-style-name="P1" draw:layer="layout" svg:x1="14.97cm" svg:y1="21.955cm" svg:x2="16.399cm" svg:y2="13.382cm" draw:start-shape="id9" draw:start-glue-point="7" draw:end-shape="id14" draw:end-glue-point="8" svg:d="M14970 21955h1429v-8573" svg:viewBox="0 0 1430 8574">
          <text:p/>
        </draw:connector>
        <draw:connector draw:style-name="gr26" draw:text-style-name="P1" draw:layer="layout" svg:x1="14.97cm" svg:y1="24.495cm" svg:x2="16.399cm" svg:y2="13.382cm" draw:start-shape="id8" draw:start-glue-point="7" draw:end-shape="id14" draw:end-glue-point="8" svg:d="M14970 24495h1429v-11113" svg:viewBox="0 0 1430 111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17.525164967</meta:creation-date>
    <meta:generator>LibreOffice/7.5.6.2$Linux_X86_64 LibreOffice_project/50$Build-2</meta:generator>
    <dc:date>2023-09-24T14:41:27.598359629</dc:date>
    <dc:creator>Leopold Meinel</dc:creator>
    <meta:editing-duration>PT55M56S</meta:editing-duration>
    <meta:editing-cycles>8</meta:editing-cycles>
    <meta:document-statistic meta:object-count="39"/>
  </office:meta>
</office:document-meta>
</file>